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ext_20_body" style:list-style-name="L41"/>
    <style:style style:name="P43" style:family="paragraph" style:parent-style-name="Text_20_body" style:list-style-name="L4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reat — below I give <text:span text:style-name="Strong_20_Emphasis">deep, engineer-level details</text:span> for <text:span text:style-name="Emphasis">every</text:span> point you asked (communication &amp; topic hierarchy + compression effects; full signaling flow and call initiation; complete database design &amp; operations; capacity / sizing for your Dell laptop). I include step-by-step arithmetic (digit-by-digit), concrete formulas you can paste into your report, tradeoffs, failure modes, and precise recommendations for production. Where I mention products you use I wrap them as entities so you can reuse the names in documentation: EMQX, PostgreSQL, and Dell Vostro 3500.</text:p>
      <text:p text:style-name="Text_20_body">I split the doc into four deep sections, each with subsections, worked examples, and actionable checklists.</text:p>
      <text:p text:style-name="Horizontal_20_Line"/>
      <text:h text:style-name="Heading_20_1" text:outline-level="1">1) Communication: topic hierarchy, packet format, compression, and how compression affects the project</text:h>
      <text:h text:style-name="Heading_20_2" text:outline-level="2">1.1 Topic hierarchy (canonical)</text:h>
      <text:p text:style-name="Text_20_body">Use this exact topic layout in docs and your system:</text:p>
      <text:list xml:id="list3134909712" text:style-name="L3">
        <text:list-item>
          <text:p text:style-name="P4"><text:span text:style-name="Source_20_Text">pbx/voice/signal/&lt;dest&gt;</text:span> — control / call setup &amp; teardown</text:p>
          <text:list>
            <text:list-item>
              <text:p text:style-name="P4">Payloads: <text:span text:style-name="Source_20_Text">START:&lt;src&gt;</text:span>, <text:span text:style-name="Source_20_Text">END:&lt;src&gt;</text:span></text:p>
            </text:list-item>
            <text:list-item>
              <text:p text:style-name="P4">Use <text:span text:style-name="Source_20_Text">qos=1</text:span> for reliability (recommended)</text:p>
            </text:list-item>
          </text:list>
        </text:list-item>
        <text:list-item>
          <text:p text:style-name="P4"><text:span text:style-name="Source_20_Text">pbx/voice/ack/&lt;src&gt;</text:span> — receiver → sender acknowledgements/status</text:p>
          <text:list>
            <text:list-item>
              <text:p text:style-name="P4">Payloads: <text:span text:style-name="Source_20_Text">RECEIVING</text:span>, <text:span text:style-name="Source_20_Text">RECEIVER_CLOSING</text:span>, other status strings</text:p>
            </text:list-item>
            <text:list-item>
              <text:p text:style-name="P4">Use <text:span text:style-name="Source_20_Text">qos=1</text:span></text:p>
            </text:list-item>
          </text:list>
        </text:list-item>
        <text:list-item>
          <text:p text:style-name="P4"><text:span text:style-name="Source_20_Text">pbx/voice/live/&lt;dest&gt;</text:span> — audio stream (binary packets)</text:p>
          <text:list>
            <text:list-item>
              <text:p text:style-name="P4">Payload: header (VER + SEQ) || compressed audio bytes</text:p>
            </text:list-item>
            <text:list-item>
              <text:p text:style-name="P4">Use <text:span text:style-name="Source_20_Text">qos=0</text:span> for minimal latency (recommended)</text:p>
            </text:list-item>
          </text:list>
        </text:list-item>
        <text:list-item>
          <text:p text:style-name="P4"><text:span text:style-name="Source_20_Text">pbx/voice/hb/&lt;src&gt;</text:span> — heartbeat published by RX while call active</text:p>
          <text:list>
            <text:list-item>
              <text:p text:style-name="P4">Tiny payload like <text:span text:style-name="Source_20_Text">"HB"</text:span> once per second, <text:span text:style-name="Source_20_Text">qos=0</text:span> or <text:span text:style-name="Source_20_Text">qos=1</text:span> (control decision)</text:p>
            </text:list-item>
          </text:list>
        </text:list-item>
      </text:list>
      <text:p text:style-name="Text_20_body"><text:span text:style-name="Strong_20_Emphasis">Rationale:</text:span> separate control vs media topics. Control reliable (ACKs), media realtime and lossy (low latency).</text:p>
      <text:p text:style-name="Horizontal_20_Line"/>
      <text:h text:style-name="Heading_20_2" text:outline-level="2">1.2 Wire packet format (exact)</text:h>
      <text:p text:style-name="Text_20_body">Your format:</text:p>
      <text:list xml:id="list4028068457" text:style-name="L4">
        <text:list-item>
          <text:p text:style-name="P5"><text:span text:style-name="Source_20_Text">VER</text:span> — 1 byte (uint8), protocol version (value = 1)</text:p>
        </text:list-item>
        <text:list-item>
          <text:p text:style-name="P5"><text:soft-page-break/><text:span text:style-name="Source_20_Text">SEQ</text:span> — 4 bytes (uint32, network order) — increasing per packet</text:p>
        </text:list-item>
        <text:list-item>
          <text:p text:style-name="P5"><text:span text:style-name="Source_20_Text">PAYLOAD</text:span> — Opus compressed bytes for this frame</text:p>
        </text:list-item>
      </text:list>
      <text:p text:style-name="Text_20_body">Total header = <text:span text:style-name="Source_20_Text">HEADER_SIZE = 1 + 4 = 5 bytes</text:span>.</text:p>
      <text:p text:style-name="Text_20_body">Use the header for ordering, basic replay protection, and future versioning.</text:p>
      <text:p text:style-name="Horizontal_20_Line"/>
      <text:h text:style-name="Heading_20_2" text:outline-level="2">1.3 Compression: exactly what you’re using and why</text:h>
      <text:list xml:id="list1980938080" text:style-name="L5">
        <text:list-item>
          <text:p text:style-name="P6">Codec: <text:span text:style-name="Strong_20_Emphasis">Opus</text:span> (via <text:span text:style-name="Source_20_Text">opuslib</text:span>) in <text:span text:style-name="Source_20_Text">APPLICATION_VOIP</text:span> mode.</text:p>
        </text:list-item>
        <text:list-item>
          <text:p text:style-name="P6">Config in your code examples:</text:p>
          <text:list>
            <text:list-item>
              <text:p text:style-name="P6"><text:span text:style-name="Source_20_Text">SAMPLE_RATE = 8000</text:span> (narrowband speech)</text:p>
            </text:list-item>
            <text:list-item>
              <text:p text:style-name="P6"><text:span text:style-name="Source_20_Text">BITRATE = 16000</text:span> bits/sec (16 kbps)</text:p>
            </text:list-item>
            <text:list-item>
              <text:p text:style-name="P6"><text:span text:style-name="Source_20_Text">FRAME_DURATION = 20 ms</text:span> (0.02 s frames)</text:p>
            </text:list-item>
            <text:list-item>
              <text:p text:style-name="P6">VBR = True (Opus chooses per-frame bits)</text:p>
            </text:list-item>
          </text:list>
        </text:list-item>
      </text:list>
      <text:p text:style-name="Text_20_body"><text:span text:style-name="Strong_20_Emphasis">What Opus does (concise technical):</text:span></text:p>
      <text:list xml:id="list708107480" text:style-name="L6">
        <text:list-item>
          <text:p text:style-name="P7">Internally uses two engines:</text:p>
          <text:list>
            <text:list-item>
              <text:p text:style-name="P7"><text:span text:style-name="Strong_20_Emphasis">SILK</text:span> — prediction-based (good for speech), best at low bitrate</text:p>
            </text:list-item>
            <text:list-item>
              <text:p text:style-name="P7"><text:span text:style-name="Strong_20_Emphasis">CELT</text:span> — transform-based (good for music/high-frequency)</text:p>
            </text:list-item>
          </text:list>
        </text:list-item>
        <text:list-item>
          <text:p text:style-name="P7">Opus switches or hybridizes SILK/CELT depending on rate and content.</text:p>
        </text:list-item>
        <text:list-item>
          <text:p text:style-name="P7">Supports packet loss concealment (PLC) on decode side for missing frames.</text:p>
        </text:list-item>
      </text:list>
      <text:p text:style-name="Text_20_body"><text:span text:style-name="Strong_20_Emphasis">Effect of your chosen parameters:</text:span></text:p>
      <text:list xml:id="list2664831708" text:style-name="L7">
        <text:list-item>
          <text:p text:style-name="P8">8 kHz sample rate captures speech frequencies up to 4 kHz (narrowband). Good for voice commands, smaller data, but less natural than 16 kHz.</text:p>
        </text:list-item>
        <text:list-item>
          <text:p text:style-name="P8">16 kbps is a good speech tradeoff: intelligible at low bandwidth. Lower bitrate increases artifacts and might reduce ASR accuracy slightly.</text:p>
        </text:list-item>
      </text:list>
      <text:p text:style-name="Horizontal_20_Line"/>
      <text:h text:style-name="Heading_20_2" text:outline-level="2">1.4 Exact size &amp; capacity math — digit-by-digit</text:h>
      <text:p text:style-name="Text_20_body"><text:span text:style-name="Strong_20_Emphasis">Definitions / constants used in formulas</text:span></text:p>
      <text:list xml:id="list3601814918" text:style-name="L8">
        <text:list-item>
          <text:p text:style-name="P9"><text:span text:style-name="Source_20_Text">SR</text:span> = SAMPLE_RATE (samples/sec)</text:p>
        </text:list-item>
        <text:list-item>
          <text:p text:style-name="P9"><text:span text:style-name="Source_20_Text">C</text:span> = CHANNELS</text:p>
        </text:list-item>
        <text:list-item>
          <text:p text:style-name="P9"><text:span text:style-name="Source_20_Text">BPS</text:span> = BYTES_PER_SAMPLE (for 16-bit = 2)</text:p>
        </text:list-item>
        <text:list-item>
          <text:p text:style-name="P9"><text:span text:style-name="Source_20_Text">FD</text:span> = FRAME_DURATION_MS (ms)</text:p>
        </text:list-item>
        <text:list-item>
          <text:p text:style-name="P9"><text:span text:style-name="Source_20_Text">CHUNK = SR × FD / 1000</text:span> (samples per frame)</text:p>
        </text:list-item>
        <text:list-item>
          <text:p text:style-name="P9"><text:soft-page-break/><text:span text:style-name="Source_20_Text">BITRATE</text:span> = compressed bits/sec (e.g., 16000)</text:p>
        </text:list-item>
      </text:list>
      <text:p text:style-name="Text_20_body"><text:span text:style-name="Strong_20_Emphasis">Your numeric example (SR=8000, C=1, BPS=2, FD=20 ms):</text:span></text:p>
      <text:list xml:id="list1984189288" text:style-name="L9">
        <text:list-item>
          <text:p text:style-name="P10">Compute <text:span text:style-name="Source_20_Text">CHUNK</text:span>:</text:p>
          <text:list>
            <text:list-item>
              <text:p text:style-name="P10">Step 1: <text:span text:style-name="Source_20_Text">SR × FD = 8000 × 20 = 160000</text:span></text:p>
            </text:list-item>
            <text:list-item>
              <text:p text:style-name="P10">Step 2: <text:span text:style-name="Source_20_Text">160000 ÷ 1000 = 160</text:span> → <text:span text:style-name="Source_20_Text">CHUNK = 160</text:span> samples/frame</text:p>
            </text:list-item>
          </text:list>
        </text:list-item>
        <text:list-item>
          <text:p text:style-name="P10">Raw PCM bytes per packet:</text:p>
          <text:list>
            <text:list-item>
              <text:p text:style-name="P10"><text:span text:style-name="Source_20_Text">bytes_pcm_packet = CHUNK × C × BPS = 160 × 1 × 2 = 320 bytes</text:span></text:p>
            </text:list-item>
          </text:list>
        </text:list-item>
        <text:list-item>
          <text:p text:style-name="P10">Packets per second:</text:p>
          <text:list>
            <text:list-item>
              <text:p text:style-name="P10"><text:span text:style-name="Source_20_Text">pps = SR ÷ CHUNK = 8000 ÷ 160 = 50 packets/sec</text:span></text:p>
            </text:list-item>
          </text:list>
        </text:list-item>
        <text:list-item>
          <text:p text:style-name="P10">Raw PCM data rate (uncompressed):</text:p>
          <text:list>
            <text:list-item>
              <text:p text:style-name="P10"><text:span text:style-name="Source_20_Text">bytes/sec_pcm = bytes_pcm_packet × pps = 320 × 50 = 16000 bytes/sec</text:span></text:p>
            </text:list-item>
            <text:list-item>
              <text:p text:style-name="P10"><text:span text:style-name="Source_20_Text">bits/sec_pcm = 16000 × 8 = 128000 bits/sec = 128 kbps</text:span></text:p>
            </text:list-item>
          </text:list>
        </text:list-item>
        <text:list-item>
          <text:p text:style-name="P10">Compressed stream bytes/sec (for BITRATE=16000 bits/sec):</text:p>
          <text:list>
            <text:list-item>
              <text:p text:style-name="P10"><text:span text:style-name="Source_20_Text">bytes/sec_compressed = BITRATE ÷ 8 = 16000 ÷ 8 = 2000 bytes/sec</text:span></text:p>
            </text:list-item>
          </text:list>
        </text:list-item>
        <text:list-item>
          <text:p text:style-name="P10">Average compressed bytes per packet:</text:p>
          <text:list>
            <text:list-item>
              <text:p text:style-name="P10"><text:span text:style-name="Source_20_Text">avg_comp_per_packet = bytes/sec_compressed ÷ pps = 2000 ÷ 50 = 40 bytes/packet</text:span></text:p>
            </text:list-item>
          </text:list>
        </text:list-item>
        <text:list-item>
          <text:p text:style-name="P10">Wire packet size (header + payload):</text:p>
          <text:list>
            <text:list-item>
              <text:p text:style-name="P10"><text:span text:style-name="Source_20_Text">header = 5 bytes</text:span></text:p>
            </text:list-item>
            <text:list-item>
              <text:p text:style-name="P10"><text:span text:style-name="Source_20_Text">avg_packet_wire_payload = header + avg_comp_per_packet = 5 + 40 = 45 bytes</text:span></text:p>
            </text:list-item>
            <text:list-item>
              <text:p text:style-name="P10">If you estimate MQTT/TCP overhead (conservative) ≈ 50 bytes per message:</text:p>
              <text:list>
                <text:list-item>
                  <text:p text:style-name="P10"><text:span text:style-name="Source_20_Text">avg_packet_wire_total = 45 + 50 = 95 bytes/packet</text:span></text:p>
                </text:list-item>
              </text:list>
            </text:list-item>
          </text:list>
        </text:list-item>
        <text:list-item>
          <text:p text:style-name="P10">Wire bytes/sec per stream:</text:p>
          <text:list>
            <text:list-item>
              <text:p text:style-name="P10"><text:span text:style-name="Source_20_Text">wire_bps_per_stream = avg_packet_wire_total × pps = 95 × 50 = 4750 bytes/sec</text:span></text:p>
            </text:list-item>
            <text:list-item>
              <text:p text:style-name="P10"><text:span text:style-name="Source_20_Text">wire_bits_per_sec ≈ 4750 × 8 = 38000 bits/sec ≈ 38 kbps</text:span></text:p>
            </text:list-item>
          </text:list>
        </text:list-item>
      </text:list>
      <text:p text:style-name="Text_20_body"><text:span text:style-name="Strong_20_Emphasis">Per-call totals:</text:span></text:p>
      <text:list xml:id="list1150050608" text:style-name="L10">
        <text:list-item>
          <text:p text:style-name="P11">10 sec call compressed bytes = <text:span text:style-name="Source_20_Text">2000 × 10 = 20,000 bytes ≈ 19.53 KB</text:span></text:p>
        </text:list-item>
        <text:list-item>
          <text:p text:style-name="P11">10 sec WAV size (decoded PCM) = <text:span text:style-name="Source_20_Text">16000 × 10 = 160,000 bytes ≈ 156.25 KB</text:span></text:p>
        </text:list-item>
        <text:list-item>
          <text:p text:style-name="P11"><text:soft-page-break/>Compression ratio ≈ <text:span text:style-name="Source_20_Text">160000 ÷ 20000 = 8 ×</text:span></text:p>
        </text:list-item>
      </text:list>
      <text:p text:style-name="Text_20_body"><text:span text:style-name="Strong_20_Emphasis">Important note:</text:span> the real wire cost depends strongly on MQTT frame overhead, TLS, and broker behavior. Keep a 30–50% margin when capacity planning.</text:p>
      <text:p text:style-name="Horizontal_20_Line"/>
      <text:h text:style-name="Heading_20_2" text:outline-level="2">1.5 How compression affects project goals (AI transcription, storage, network)</text:h>
      <text:list xml:id="list1089996231" text:style-name="L11">
        <text:list-item>
          <text:p text:style-name="P12"><text:span text:style-name="Strong_20_Emphasis">Network:</text:span> Opus at 16 kbps drastically reduces bytes on the wire → many simultaneous devices possible.</text:p>
        </text:list-item>
        <text:list-item>
          <text:p text:style-name="P12"><text:span text:style-name="Strong_20_Emphasis">Storage for recordings:</text:span> you currently save decoded WAV files (PCM 16-bit). They are ~8× larger than compressed stream. If you store WAV as BYTEA in DB, DB grows quickly — consider object storage (S3 / MinIO) and store URL in DB.</text:p>
        </text:list-item>
        <text:list-item>
          <text:p text:style-name="P12"><text:span text:style-name="Strong_20_Emphasis">ASR/AI transcription:</text:span></text:p>
          <text:list>
            <text:list-item>
              <text:p text:style-name="P12">Decoded WAV from Opus is suitable for many ASR models; however narrowband (8 kHz) can reduce accuracy relative to 16 kHz models. If high transcription accuracy needed, record at 16 kHz (raise SR and BITRATE) or resample/upsample carefully before ASR, and run ASR tests on real data.</text:p>
            </text:list-item>
            <text:list-item>
              <text:p text:style-name="P12">Opus is lossy; slight effect on ASR but usually small if bitrate &gt;= 12–16 kbps for commands.</text:p>
            </text:list-item>
          </text:list>
        </text:list-item>
        <text:list-item>
          <text:p text:style-name="P12"><text:span text:style-name="Strong_20_Emphasis">CPU:</text:span> encoding/decoding is inexpensive (C implementation) but on resource-limited embedded devices you must test. Server-side decoding many streams simultaneously could add CPU load; decode only when needed (e.g., RX acting as recorder).</text:p>
        </text:list-item>
      </text:list>
      <text:p text:style-name="Horizontal_20_Line"/>
      <text:h text:style-name="Heading_20_1" text:outline-level="1">2) Signaling &amp; call control — full state machines, race handling, reliability</text:h>
      <text:h text:style-name="Heading_20_2" text:outline-level="2">2.1 Topics + roles (summary)</text:h>
      <text:list xml:id="list232280795" text:style-name="L12">
        <text:list-item>
          <text:p text:style-name="P13">Control topics are single small messages; audio uses many small payloads. Keep semantics consistent:</text:p>
          <text:list>
            <text:list-item>
              <text:p text:style-name="P13">Control (<text:span text:style-name="Source_20_Text">signal</text:span>, <text:span text:style-name="Source_20_Text">ack</text:span>) → reliability important → use <text:span text:style-name="Source_20_Text">qos=1</text:span></text:p>
            </text:list-item>
            <text:list-item>
              <text:p text:style-name="P13">Audio (<text:span text:style-name="Source_20_Text">live</text:span>) → low-latency, lossy → use <text:span text:style-name="Source_20_Text">qos=0</text:span></text:p>
            </text:list-item>
          </text:list>
        </text:list-item>
      </text:list>
      <text:h text:style-name="Heading_20_2" text:outline-level="2">2.2 Full call sequence (numbered, robust)</text:h>
      <text:list xml:id="list3058732345" text:style-name="L13">
        <text:list-item>
          <text:p text:style-name="P14"><text:span text:style-name="Strong_20_Emphasis">TX prepares</text:span>: sets MQTT LWT to <text:span text:style-name="Source_20_Text">pbx/voice/signal/&lt;dest&gt;</text:span> with payload <text:span text:style-name="Source_20_Text">END:&lt;tx&gt;</text:span> (so broker will publish END if TX unexpectedly disconnects).</text:p>
        </text:list-item>
        <text:list-item>
          <text:p text:style-name="P14"><text:soft-page-break/><text:span text:style-name="Strong_20_Emphasis">TX publishes</text:span>: <text:span text:style-name="Source_20_Text">pbx/voice/signal/&lt;dest&gt;</text:span> payload <text:span text:style-name="Source_20_Text">START:&lt;tx&gt;</text:span> (qos=1).</text:p>
        </text:list-item>
        <text:list-item>
          <text:p text:style-name="P14"><text:span text:style-name="Strong_20_Emphasis">RX receives START</text:span>:</text:p>
          <text:list>
            <text:list-item>
              <text:p text:style-name="P14">If idle: set <text:span text:style-name="Source_20_Text">current_sender = &lt;tx&gt;</text:span>, <text:span text:style-name="Source_20_Text">call_active = True</text:span>, clear buffers.</text:p>
            </text:list-item>
            <text:list-item>
              <text:p text:style-name="P14">RX publishes <text:span text:style-name="Source_20_Text">pbx/voice/ack/&lt;tx&gt;</text:span> payload <text:span text:style-name="Source_20_Text">RECEIVING</text:span> (qos=1).</text:p>
            </text:list-item>
            <text:list-item>
              <text:p text:style-name="P14">RX starts heartbeat publisher (<text:span text:style-name="Source_20_Text">pbx/voice/hb/&lt;tx&gt;</text:span>), publishing <text:span text:style-name="Source_20_Text">"HB"</text:span> every 1 s.</text:p>
            </text:list-item>
          </text:list>
        </text:list-item>
        <text:list-item>
          <text:p text:style-name="P14"><text:span text:style-name="Strong_20_Emphasis">TX waits</text:span> for ACK before opening mic:</text:p>
          <text:list>
            <text:list-item>
              <text:p text:style-name="P14">TX loops: publish START every 1 s until <text:span text:style-name="Source_20_Text">received_ack_event</text:span> is set (with timeout/abort support).</text:p>
            </text:list-item>
            <text:list-item>
              <text:p text:style-name="P14">On <text:span text:style-name="Source_20_Text">ACK=RECEIVING</text:span> → TX starts InputStream and begins encoding+publishing.</text:p>
            </text:list-item>
          </text:list>
        </text:list-item>
        <text:list-item>
          <text:p text:style-name="P14"><text:span text:style-name="Strong_20_Emphasis">TX publishes audio packets</text:span> to <text:span text:style-name="Source_20_Text">pbx/voice/live/&lt;dest&gt;</text:span>, each message = <text:span text:style-name="Source_20_Text">HEADER || OpusFrame</text:span>.</text:p>
        </text:list-item>
        <text:list-item>
          <text:p text:style-name="P14"><text:span text:style-name="Strong_20_Emphasis">RX receives live</text:span>:</text:p>
          <text:list>
            <text:list-item>
              <text:p text:style-name="P14">Verify header length and <text:span text:style-name="Source_20_Text">VER</text:span>.</text:p>
            </text:list-item>
            <text:list-item>
              <text:p text:style-name="P14">Unpack <text:span text:style-name="Source_20_Text">SEQ</text:span>. If <text:span text:style-name="Source_20_Text">SEQ &lt;= last_seq</text:span> then drop (old/replayed).</text:p>
            </text:list-item>
            <text:list-item>
              <text:p text:style-name="P14"><text:span text:style-name="Source_20_Text">decoder.decode(compressed, CHUNK)</text:span>, append decoded PCM to buffer and/or play.</text:p>
            </text:list-item>
          </text:list>
        </text:list-item>
        <text:list-item>
          <text:p text:style-name="P14"><text:span text:style-name="Strong_20_Emphasis">RX heartbeat</text:span>: publish <text:span text:style-name="Source_20_Text">pbx/voice/hb/&lt;tx&gt;</text:span> every 1s to signal alive; TX monitors last heartbeat timestamp.</text:p>
        </text:list-item>
        <text:list-item>
          <text:p text:style-name="P14"><text:span text:style-name="Strong_20_Emphasis">Call termination</text:span>:</text:p>
          <text:list>
            <text:list-item>
              <text:p text:style-name="P14">TX ends normally: publish <text:span text:style-name="Source_20_Text">pbx/voice/signal/&lt;dest&gt;</text:span> <text:span text:style-name="Source_20_Text">END:&lt;tx&gt;</text:span> (qos=1); RX receives it, stops, saves WAV, updates DB.</text:p>
            </text:list-item>
            <text:list-item>
              <text:p text:style-name="P14">RX ends gracefully: sets <text:span text:style-name="Source_20_Text">call_active=False</text:span>, publishes <text:span text:style-name="Source_20_Text">pbx/voice/ack/&lt;tx&gt;</text:span> <text:span text:style-name="Source_20_Text">RECEIVER_CLOSING</text:span> → TX stops immediately and flushes DB.</text:p>
            </text:list-item>
            <text:list-item>
              <text:p text:style-name="P14">TX crash: broker LWT publishes <text:span text:style-name="Source_20_Text">END:&lt;tx&gt;</text:span> to <text:span text:style-name="Source_20_Text">pbx/voice/signal/&lt;dest&gt;</text:span> so RX cleans up.</text:p>
            </text:list-item>
            <text:list-item>
              <text:p text:style-name="P14">RX crash: no heartbeat → TX watchdog detects <text:span text:style-name="Source_20_Text">last_hb_age &gt; HEARTBEAT_TIMEOUT</text:span> → TX stops and flushes DB.</text:p>
            </text:list-item>
          </text:list>
        </text:list-item>
      </text:list>
      <text:h text:style-name="Heading_20_2" text:outline-level="2">2.3 State machines (pseudocode summary)</text:h>
      <text:p text:style-name="Text_20_body">TX:</text:p>
      <text:list xml:id="list4018730627" text:style-name="L14">
        <text:list-item>
          <text:p text:style-name="P15">IDLE → (publish START; wait ACK) → STREAMING → (on END / RECEIVER_CLOSING / hb timeout / Ctrl-C) → STOP → final DB flush</text:p>
        </text:list-item>
      </text:list>
      <text:p text:style-name="Text_20_body">RX:</text:p>
      <text:list xml:id="list2618880607" text:style-name="L15">
        <text:list-item>
          <text:p text:style-name="P16"><text:soft-page-break/>IDLE → (on START) → ACCEPT → ACK → RECORDING (decode &amp; buffer &amp; hb) → (on END or LWT-END) → SAVE &amp; DB update → IDLE</text:p>
        </text:list-item>
      </text:list>
      <text:h text:style-name="Heading_20_2" text:outline-level="2">2.4 Race conditions, failure modes, counters &amp; mitigations</text:h>
      <text:list xml:id="list3636218357" text:style-name="L16">
        <text:list-item>
          <text:p text:style-name="P17"><text:span text:style-name="Strong_20_Emphasis">START lost</text:span>: TX resends START; use QoS1 to increase odds.</text:p>
        </text:list-item>
        <text:list-item>
          <text:p text:style-name="P17"><text:span text:style-name="Strong_20_Emphasis">ACK lost</text:span>: TX times out and resends; allow long wait or multiple retries.</text:p>
        </text:list-item>
        <text:list-item>
          <text:p text:style-name="P17"><text:span text:style-name="Strong_20_Emphasis">Packets lost</text:span>: QoS0 audio may drop frames; Opus decoder PLC helps conceal lost frames.</text:p>
        </text:list-item>
        <text:list-item>
          <text:p text:style-name="P17"><text:span text:style-name="Strong_20_Emphasis">Packets reordered</text:span>: <text:span text:style-name="Source_20_Text">SEQ</text:span> check handles duplicates; to tolerate reordering add jitter buffer.</text:p>
        </text:list-item>
        <text:list-item>
          <text:p text:style-name="P17"><text:span text:style-name="Strong_20_Emphasis">RX crash</text:span>: TX detects via heartbeat or LWT.</text:p>
        </text:list-item>
        <text:list-item>
          <text:p text:style-name="P17"><text:span text:style-name="Strong_20_Emphasis">Simultaneous STARTs</text:span>: RX ignores START when busy; you may want to queue calls or publish BUSY back to caller.</text:p>
        </text:list-item>
        <text:list-item>
          <text:p text:style-name="P17"><text:span text:style-name="Strong_20_Emphasis">Broker overload</text:span>: messages delayed or dropped; monitor broker metrics and scale cluster.</text:p>
        </text:list-item>
      </text:list>
      <text:h text:style-name="Heading_20_2" text:outline-level="2">2.5 Timing &amp; timeouts (recommended values)</text:h>
      <text:list xml:id="list3891497838" text:style-name="L17">
        <text:list-item>
          <text:p text:style-name="P18"><text:span text:style-name="Source_20_Text">ACK wait</text:span>: try up to 3–5 seconds with repeated START messages every 1s. (Your code used 3s — safe to increase if network unstable.)</text:p>
        </text:list-item>
        <text:list-item>
          <text:p text:style-name="P18"><text:span text:style-name="Source_20_Text">HEARTBEAT_INTERVAL</text:span> (RX → TX): 1 s</text:p>
        </text:list-item>
        <text:list-item>
          <text:p text:style-name="P18"><text:span text:style-name="Source_20_Text">HEARTBEAT_TIMEOUT</text:span> (TX): 5–6 s (3× interval + margin)</text:p>
        </text:list-item>
        <text:list-item>
          <text:p text:style-name="P18"><text:span text:style-name="Source_20_Text">DB_FLUSH_INTERVAL</text:span>: 1–3 s (your code uses 2 s — good balance)</text:p>
        </text:list-item>
      </text:list>
      <text:p text:style-name="Horizontal_20_Line"/>
      <text:h text:style-name="Heading_20_1" text:outline-level="1">3) Database: schema, operations, storage tradeoffs, queries, and analytics</text:h>
      <text:h text:style-name="Heading_20_2" text:outline-level="2">3.1 Complete recommended schema (SQL) — copy/paste ready</text:h>
      <text:p text:style-name="Preformatted_20_Text"><text:span text:style-name="Source_20_Text">CREATE TABLE human_users (</text:span></text:p>
      <text:p text:style-name="Preformatted_20_Text"><text:span text:style-name="Source_20_Text"><text:s text:c="2"/>id SERIAL PRIMARY KEY,</text:span></text:p>
      <text:p text:style-name="Preformatted_20_Text"><text:span text:style-name="Source_20_Text"><text:s text:c="2"/>phone_number VARCHAR(32) UNIQUE NOT NULL,</text:span></text:p>
      <text:p text:style-name="Preformatted_20_Text"><text:span text:style-name="Source_20_Text"><text:s text:c="2"/>password TEXT, <text:s text:c="19"/>-- store hashed passwords only</text:span></text:p>
      <text:p text:style-name="Preformatted_20_Text"><text:span text:style-name="Source_20_Text"><text:s text:c="2"/>full_name VARCHAR(120),</text:span></text:p>
      <text:p text:style-name="Preformatted_20_Text"><text:span text:style-name="Source_20_Text"><text:s text:c="2"/>department VARCHAR(100),</text:span></text:p>
      <text:p text:style-name="Preformatted_20_Text"><text:span text:style-name="Source_20_Text"><text:s text:c="2"/>device_ip INET,</text:span></text:p>
      <text:p text:style-name="Preformatted_20_Text"><text:span text:style-name="Source_20_Text"><text:s text:c="2"/>device_mac VARCHAR(32),</text:span></text:p>
      <text:p text:style-name="Preformatted_20_Text"><text:span text:style-name="Source_20_Text"><text:s text:c="2"/>mqtt_client_id VARCHAR(120),</text:span></text:p>
      <text:p text:style-name="Preformatted_20_Text"><text:span text:style-name="Source_20_Text"><text:s text:c="2"/>last_login TIMESTAMP,</text:span></text:p>
      <text:p text:style-name="Preformatted_20_Text"><text:span text:style-name="Source_20_Text"><text:s text:c="2"/>last_activity TIMESTAMP,</text:span></text:p>
      <text:p text:style-name="Preformatted_20_Text"><text:span text:style-name="Source_20_Text"><text:s text:c="2"/>destination_id VARCHAR(32),</text:span></text:p>
      <text:p text:style-name="Preformatted_20_Text"><text:span text:style-name="Source_20_Text"><text:s text:c="2"/>total_records_sent INT DEFAULT 0,</text:span></text:p>
      <text:p text:style-name="Preformatted_20_Text"><text:span text:style-name="Source_20_Text"><text:s text:c="2"/>total_data_sent_bytes BIGINT DEFAULT 0,</text:span></text:p>
      <text:p text:style-name="Preformatted_20_Text"><text:span text:style-name="Source_20_Text"><text:s text:c="2"/>total_records_received INT DEFAULT 0,</text:span></text:p>
      <text:p text:style-name="Preformatted_20_Text"><text:soft-page-break/><text:span text:style-name="Source_20_Text"><text:s text:c="2"/>last_record BYTEA, <text:s text:c="15"/>-- optional</text:span></text:p>
      <text:p text:style-name="Preformatted_20_Text"><text:span text:style-name="Source_20_Text"><text:s text:c="2"/>last_record_filename TEXT, <text:s text:c="7"/>-- useful if you store file on disk/S3</text:span></text:p>
      <text:p text:style-name="Preformatted_20_Text"><text:span text:style-name="Source_20_Text"><text:s text:c="2"/>last_record_size BIGINT,</text:span></text:p>
      <text:p text:style-name="Preformatted_20_Text"><text:span text:style-name="Source_20_Text"><text:s text:c="2"/>transcription TEXT</text:span></text:p>
      <text:p text:style-name="P1"><text:span text:style-name="Source_20_Text">);</text:span></text:p>
      <text:p text:style-name="Text_20_body">And a <text:span text:style-name="Source_20_Text">call_sessions</text:span> table for historical analytics:</text:p>
      <text:p text:style-name="Preformatted_20_Text"><text:span text:style-name="Source_20_Text">CREATE TABLE call_sessions (</text:span></text:p>
      <text:p text:style-name="Preformatted_20_Text"><text:span text:style-name="Source_20_Text"><text:s text:c="2"/>call_id UUID PRIMARY KEY,</text:span></text:p>
      <text:p text:style-name="Preformatted_20_Text"><text:span text:style-name="Source_20_Text"><text:s text:c="2"/>caller VARCHAR(32),</text:span></text:p>
      <text:p text:style-name="Preformatted_20_Text"><text:span text:style-name="Source_20_Text"><text:s text:c="2"/>receiver VARCHAR(32),</text:span></text:p>
      <text:p text:style-name="Preformatted_20_Text"><text:span text:style-name="Source_20_Text"><text:s text:c="2"/>start_ts TIMESTAMP,</text:span></text:p>
      <text:p text:style-name="Preformatted_20_Text"><text:span text:style-name="Source_20_Text"><text:s text:c="2"/>end_ts TIMESTAMP,</text:span></text:p>
      <text:p text:style-name="Preformatted_20_Text"><text:span text:style-name="Source_20_Text"><text:s text:c="2"/>duration_sec INT,</text:span></text:p>
      <text:p text:style-name="Preformatted_20_Text"><text:span text:style-name="Source_20_Text"><text:s text:c="2"/>compressed_bytes BIGINT,</text:span></text:p>
      <text:p text:style-name="Preformatted_20_Text"><text:span text:style-name="Source_20_Text"><text:s text:c="2"/>decoded_wav_bytes BIGINT,</text:span></text:p>
      <text:p text:style-name="Preformatted_20_Text"><text:span text:style-name="Source_20_Text"><text:s text:c="2"/>filename TEXT,</text:span></text:p>
      <text:p text:style-name="Preformatted_20_Text"><text:span text:style-name="Source_20_Text"><text:s text:c="2"/>packet_loss_percent FLOAT,</text:span></text:p>
      <text:p text:style-name="Preformatted_20_Text"><text:span text:style-name="Source_20_Text"><text:s text:c="2"/>notes TEXT</text:span></text:p>
      <text:p text:style-name="P1"><text:span text:style-name="Source_20_Text">);</text:span></text:p>
      <text:h text:style-name="Heading_20_2" text:outline-level="2">3.2 DB operations performed by the apps (transactional &amp; best practices)</text:h>
      <text:list xml:id="list3157242037" text:style-name="L18">
        <text:list-item>
          <text:p text:style-name="P19"><text:span text:style-name="Strong_20_Emphasis">Atomic increments</text:span>: always increment counters in SQL:<text:line-break/><text:span text:style-name="Source_20_Text">UPDATE human_users SET total_data_sent_bytes = total_data_sent_bytes + %s WHERE phone_number = %s;</text:span><text:line-break/>This is atomic in a single UPDATE.</text:p>
        </text:list-item>
        <text:list-item>
          <text:p text:style-name="P19"><text:span text:style-name="Strong_20_Emphasis">Batch / throttle DB writes</text:span>: audio produces many bytes; buffer locally and write periodically (e.g., every 2 s or when buffer &gt; 8 KB).</text:p>
        </text:list-item>
        <text:list-item>
          <text:p text:style-name="P19"><text:span text:style-name="Strong_20_Emphasis">Use transactions</text:span> when doing related multi-row writes (e.g., save WAV bytes and insert call_session).</text:p>
        </text:list-item>
        <text:list-item>
          <text:p text:style-name="P19"><text:span text:style-name="Strong_20_Emphasis">Do NOT block audio thread</text:span> on DB connection — use a background thread or queue.</text:p>
        </text:list-item>
      </text:list>
      <text:h text:style-name="Heading_20_2" text:outline-level="2">3.3 Storing recordings: BYTEA vs filesystem vs object storage</text:h>
      <text:list xml:id="list2221768668" text:style-name="L19">
        <text:list-item>
          <text:p text:style-name="P20"><text:span text:style-name="Strong_20_Emphasis">BYTEA</text:span> in DB:</text:p>
          <text:list>
            <text:list-item>
              <text:p text:style-name="P20">Pros: single transactional store, easy single-step backup</text:p>
            </text:list-item>
            <text:list-item>
              <text:p text:style-name="P20">Cons: DB bloat, heavy backups, performance issues on large binary fields</text:p>
            </text:list-item>
          </text:list>
        </text:list-item>
        <text:list-item>
          <text:p text:style-name="P20"><text:span text:style-name="Strong_20_Emphasis">Filesystem (server)</text:span>:</text:p>
          <text:list>
            <text:list-item>
              <text:p text:style-name="P20">Pros: simpler, faster access</text:p>
            </text:list-item>
            <text:list-item>
              <text:p text:style-name="P20">Cons: need to manage backups, concurrency, and permissions</text:p>
            </text:list-item>
          </text:list>
        </text:list-item>
        <text:list-item>
          <text:p text:style-name="P20"><text:span text:style-name="Strong_20_Emphasis">Object storage (S3 / MinIO)</text:span> — recommended for scale:</text:p>
          <text:list>
            <text:list-item>
              <text:p text:style-name="P20">Pros: scalable, cheap, integrates with lifecycle rules (retain/delete), easy to serve to other services</text:p>
            </text:list-item>
            <text:list-item>
              <text:p text:style-name="P20"><text:soft-page-break/>DB: store <text:span text:style-name="Source_20_Text">last_record_url</text:span> or <text:span text:style-name="Source_20_Text">filename</text:span> in <text:span text:style-name="Source_20_Text">human_users</text:span> and <text:span text:style-name="Source_20_Text">call_sessions</text:span></text:p>
            </text:list-item>
          </text:list>
        </text:list-item>
      </text:list>
      <text:p text:style-name="Text_20_body"><text:span text:style-name="Strong_20_Emphasis">Recommended for production</text:span>: store the recording in object storage (or filesystem with rotation) and store the reference (URL/path) in DB.</text:p>
      <text:h text:style-name="Heading_20_2" text:outline-level="2">3.4 DB sizing worked examples (explicit)</text:h>
      <text:p text:style-name="Text_20_body">Assume:</text:p>
      <text:list xml:id="list605380207" text:style-name="L20">
        <text:list-item>
          <text:p text:style-name="P21">1000 calls/day</text:p>
        </text:list-item>
        <text:list-item>
          <text:p text:style-name="P21">avg WAV per call = 10 sec</text:p>
        </text:list-item>
        <text:list-item>
          <text:p text:style-name="P21">WAV bytes per sec = <text:span text:style-name="Source_20_Text">SR × BYTES_PER_SAMPLE × C = 8000 × 2 × 1 = 16000 bytes/sec</text:span></text:p>
        </text:list-item>
      </text:list>
      <text:p text:style-name="Text_20_body">Compute per-call WAV:</text:p>
      <text:list xml:id="list978170124" text:style-name="L21">
        <text:list-item>
          <text:p text:style-name="P22"><text:span text:style-name="Source_20_Text">10 sec × 16000 bytes/sec = 160000 bytes = 156.25 KB</text:span></text:p>
        </text:list-item>
      </text:list>
      <text:p text:style-name="Text_20_body">Daily storage:</text:p>
      <text:list xml:id="list2071062974" text:style-name="L22">
        <text:list-item>
          <text:p text:style-name="P23"><text:span text:style-name="Source_20_Text">1000 × 156.25 KB = 156250 KB ≈ 152.59 MB/day</text:span><text:line-break/>Monthly:</text:p>
        </text:list-item>
        <text:list-item>
          <text:p text:style-name="P23"><text:span text:style-name="Source_20_Text">152.59 MB × 30 ≈ 4577.7 MB ≈ 4.47 GB/month</text:span></text:p>
        </text:list-item>
      </text:list>
      <text:p text:style-name="Text_20_body">If you store compressed stream only:</text:p>
      <text:list xml:id="list505862211" text:style-name="L23">
        <text:list-item>
          <text:p text:style-name="P24">compressed bytes per call (10s) = <text:span text:style-name="Source_20_Text">2000 × 10 = 20,000 bytes ≈ 19.5 KB</text:span></text:p>
        </text:list-item>
        <text:list-item>
          <text:p text:style-name="P24">daily compressed = <text:span text:style-name="Source_20_Text">1000 × 19.5 KB ≈ 19.5 MB/day</text:span> → 585 MB/month (much smaller)</text:p>
        </text:list-item>
      </text:list>
      <text:p text:style-name="Text_20_body"><text:span text:style-name="Strong_20_Emphasis">Conclusion:</text:span> For long retention, store compressed or use object storage.</text:p>
      <text:p text:style-name="Horizontal_20_Line"/>
      <text:h text:style-name="Heading_20_2" text:outline-level="2">3.5 Queries &amp; useful analytics</text:h>
      <text:list xml:id="list3888858952" text:style-name="L24">
        <text:list-item>
          <text:p text:style-name="P25">Total bytes per user: <text:span text:style-name="Source_20_Text">SELECT phone_number, total_data_sent_bytes FROM human_users ORDER BY total_data_sent_bytes DESC;</text:span></text:p>
        </text:list-item>
        <text:list-item>
          <text:p text:style-name="P25">Call session insert (when call ends): insert record in <text:span text:style-name="Source_20_Text">call_sessions</text:span> with <text:span text:style-name="Source_20_Text">compressed_bytes</text:span> and <text:span text:style-name="Source_20_Text">decoded_wav_bytes</text:span>.</text:p>
        </text:list-item>
        <text:list-item>
          <text:p text:style-name="P25">Compute quality metrics: packet_loss% = <text:span text:style-name="Source_20_Text">1 - (received_packets/expected_packets)</text:span>; store in <text:span text:style-name="Source_20_Text">call_sessions</text:span> and aggregate per user.</text:p>
        </text:list-item>
      </text:list>
      <text:p text:style-name="Horizontal_20_Line"/>
      <text:h text:style-name="Heading_20_1" text:outline-level="1"><text:soft-page-break/>4) Capacity / performance: how many users/devices can your server operate?</text:h>
      <text:p text:style-name="Text_20_body">You said your server is a <text:span text:style-name="Strong_20_Emphasis">Dell Vostro 3500 Core i7 11th gen 16GB RAM</text:span> — represented as entity: Dell Vostro 3500.</text:p>
      <text:p text:style-name="Text_20_body">We must consider three resources: <text:span text:style-name="Strong_20_Emphasis">network</text:span>, <text:span text:style-name="Strong_20_Emphasis">broker message rate / CPU</text:span>, and <text:span text:style-name="Strong_20_Emphasis">DB / disk</text:span>.</text:p>
      <text:p text:style-name="Text_20_body">I’ll calculate conservative and optimistic estimates and show how to measure/benchmark.</text:p>
      <text:p text:style-name="Horizontal_20_Line"/>
      <text:h text:style-name="Heading_20_2" text:outline-level="2">4.1 Inputs (explicit assumptions)</text:h>
      <text:list xml:id="list1596737005" text:style-name="L25">
        <text:list-item>
          <text:p text:style-name="P26">Wi-Fi nominal = <text:span text:style-name="Strong_20_Emphasis">30 Mbps</text:span> (your stated link) → <text:span text:style-name="Source_20_Text">30,000,000 bits/sec</text:span></text:p>
        </text:list-item>
        <text:list-item>
          <text:p text:style-name="P26">Per-stream wire cost estimated (from Section 1.4) ≈ <text:span text:style-name="Source_20_Text">38,000 bits/sec</text:span> (includes header + MQTT/TCP overhead)</text:p>
        </text:list-item>
        <text:list-item>
          <text:p text:style-name="P26">Packets/sec per stream = 50</text:p>
        </text:list-item>
        <text:list-item>
          <text:p text:style-name="P26">Broker CPU: 8 logical cores (i7-11 gen), single-node EMQX (no cluster)</text:p>
        </text:list-item>
        <text:list-item>
          <text:p text:style-name="P26">DB running on same machine (worst case) — if DB remote, server capacity bigger for broker.</text:p>
        </text:list-item>
      </text:list>
      <text:p text:style-name="Horizontal_20_Line"/>
      <text:h text:style-name="Heading_20_2" text:outline-level="2">4.2 Network-limited streams (step-by-step)</text:h>
      <text:list xml:id="list539211304" text:style-name="L26">
        <text:list-item>
          <text:p text:style-name="P27"><text:span text:style-name="Source_20_Text">max_streams_network = network_capacity_bits_per_sec ÷ per_stream_bits_per_sec</text:span></text:p>
        </text:list-item>
      </text:list>
      <text:p text:style-name="Text_20_body">Compute:</text:p>
      <text:list xml:id="list3826844530" text:style-name="L27">
        <text:list-item>
          <text:p text:style-name="P28"><text:span text:style-name="Source_20_Text">30,000,000 ÷ 38,000 = 30,000,000 / 38,000</text:span></text:p>
        </text:list-item>
        <text:list-item>
          <text:p text:style-name="P28">Divide by 1,000: <text:span text:style-name="Source_20_Text">30,000 / 38 = 789.473...</text:span><text:line-break/>→ theoretical max ≈ <text:span text:style-name="Strong_20_Emphasis">789 streams</text:span></text:p>
        </text:list-item>
      </text:list>
      <text:p text:style-name="Text_20_body">Add safety margin (50% to allow other traffic / TLS / spikes):</text:p>
      <text:list xml:id="list890405660" text:style-name="L28">
        <text:list-item>
          <text:p text:style-name="P29"><text:span text:style-name="Source_20_Text">789 × 0.5 ≈ 394.7</text:span> → <text:span text:style-name="Strong_20_Emphasis">~390 streams</text:span> safe conservative</text:p>
        </text:list-item>
      </text:list>
      <text:p text:style-name="Text_20_body"><text:span text:style-name="Strong_20_Emphasis">So network-wise</text:span>: ~390 concurrent streams conservative.</text:p>
      <text:p text:style-name="Horizontal_20_Line"/>
      <text:h text:style-name="Heading_20_2" text:outline-level="2">4.3 Broker message rate CPU-limited streams</text:h>
      <text:list xml:id="list138355686" text:style-name="L29">
        <text:list-item>
          <text:p text:style-name="P30"><text:span text:style-name="Source_20_Text">msgs/sec per stream = 50</text:span></text:p>
        </text:list-item>
        <text:list-item>
          <text:p text:style-name="P30">For 390 streams → <text:span text:style-name="Source_20_Text">msgs/sec_total = 50 × 390 = 19,500 messages/sec</text:span></text:p>
        </text:list-item>
      </text:list>
      <text:p text:style-name="Text_20_body"><text:soft-page-break/>EMQX &amp; i7 laptop can handle tens of thousands messages/sec in good conditions, but CPU overhead per message depends on auth, plugins, TLS, and message size.</text:p>
      <text:p text:style-name="Text_20_body"><text:span text:style-name="Strong_20_Emphasis">If TLS + auth + persistence enabled</text:span>: CPU cost per message increases — plan for ~50% lower capacity. So conservative CPU-limited estimate: <text:span text:style-name="Strong_20_Emphasis">~8k–12k msgs/sec</text:span> → supporting <text:span text:style-name="Strong_20_Emphasis">160–240 streams</text:span>.</text:p>
      <text:p text:style-name="Text_20_body"><text:span text:style-name="Strong_20_Emphasis">Action:</text:span> benchmark with a generator (see final checklist).</text:p>
      <text:p text:style-name="Horizontal_20_Line"/>
      <text:h text:style-name="Heading_20_2" text:outline-level="2">4.4 DB load &amp; disk I/O</text:h>
      <text:list xml:id="list19651951" text:style-name="L30">
        <text:list-item>
          <text:p text:style-name="P31">With periodic DB flush, you write once per 2 s per stream (buffered) — but for many streams this is many writes.</text:p>
        </text:list-item>
        <text:list-item>
          <text:p text:style-name="P31">Option: write aggregated bytes per user less frequently (once per call or every 5–10 s), or use an async queue to batch DB writes.</text:p>
        </text:list-item>
        <text:list-item>
          <text:p text:style-name="P31">Disk I/O: saving WAV files to local disk will consume IOPS and space; for high concurrent recording, move to object storage.</text:p>
        </text:list-item>
      </text:list>
      <text:p text:style-name="Horizontal_20_Line"/>
      <text:h text:style-name="Heading_20_2" text:outline-level="2">4.5 CPU for Opus encode/decode</text:h>
      <text:list xml:id="list1943119714" text:style-name="L31">
        <text:list-item>
          <text:p text:style-name="P32">Each Opus encode/decode is native C and efficient. Desktop CPU easily handles many streams if encoding happens on endpoints (embedded devices) — server mostly routes messages and decodes only for recording.</text:p>
        </text:list-item>
        <text:list-item>
          <text:p text:style-name="P32">If your server decodes thousands of streams for recording, it will need more CPU; decode only when necessary.</text:p>
        </text:list-item>
      </text:list>
      <text:p text:style-name="Horizontal_20_Line"/>
      <text:h text:style-name="Heading_20_2" text:outline-level="2">4.6 Practical deployment patterns</text:h>
      <text:list xml:id="list4027934836" text:style-name="L32">
        <text:list-item>
          <text:p text:style-name="P33"><text:span text:style-name="Strong_20_Emphasis">Edge devices do encoding</text:span> (preferred). Server acts as broker + routing + recording for selected devices only.</text:p>
        </text:list-item>
        <text:list-item>
          <text:p text:style-name="P33"><text:span text:style-name="Strong_20_Emphasis">Broker cluster (EMQX cluster)</text:span>: to support &gt;1000 concurrent streams, run EMQX cluster across multiple nodes.</text:p>
        </text:list-item>
        <text:list-item>
          <text:p text:style-name="P33"><text:span text:style-name="Strong_20_Emphasis">Separate services</text:span>:</text:p>
          <text:list>
            <text:list-item>
              <text:p text:style-name="P33">Broker(s)</text:p>
            </text:list-item>
            <text:list-item>
              <text:p text:style-name="P33">Recorder/ASR workers (pull specific topics and decode)</text:p>
            </text:list-item>
            <text:list-item>
              <text:p text:style-name="P33">Database separate (Postgres on separate VM or managed service)</text:p>
            </text:list-item>
            <text:list-item>
              <text:p text:style-name="P33">Object storage for recordings</text:p>
            </text:list-item>
          </text:list>
        </text:list-item>
      </text:list>
      <text:p text:style-name="Horizontal_20_Line"/>
      <text:h text:style-name="Heading_20_2" text:outline-level="2"><text:soft-page-break/>4.7 Benchmark plan (what to run on your Dell)</text:h>
      <text:list xml:id="list2919229033" text:style-name="L33">
        <text:list-item>
          <text:p text:style-name="P34">Run EMQX on Dell (default), configure listener for your clients.</text:p>
        </text:list-item>
        <text:list-item>
          <text:p text:style-name="P34">Use a message generator (e.g., many concurrent Python clients or <text:span text:style-name="Source_20_Text">mqtt-bench</text:span>) to simulate N streams:</text:p>
          <text:list>
            <text:list-item>
              <text:p text:style-name="P34">Each client publishes 50 messages/sec with average payload ~95 bytes.</text:p>
            </text:list-item>
          </text:list>
        </text:list-item>
        <text:list-item>
          <text:p text:style-name="P34">Increase N until:</text:p>
          <text:list>
            <text:list-item>
              <text:p text:style-name="P34">CPU &gt; 70% on broker server OR</text:p>
            </text:list-item>
            <text:list-item>
              <text:p text:style-name="P34">msgs/sec saturates OR</text:p>
            </text:list-item>
            <text:list-item>
              <text:p text:style-name="P34">Latency increases (delivery delays)</text:p>
            </text:list-item>
          </text:list>
        </text:list-item>
        <text:list-item>
          <text:p text:style-name="P34">Measure:</text:p>
          <text:list>
            <text:list-item>
              <text:p text:style-name="P34">msgs/sec, CPU, memory, network throughput, packet latencies</text:p>
            </text:list-item>
          </text:list>
        </text:list-item>
        <text:list-item>
          <text:p text:style-name="P34">Repeat with TLS and auth enabled to measure real-life cost.</text:p>
        </text:list-item>
      </text:list>
      <text:p text:style-name="Horizontal_20_Line"/>
      <text:h text:style-name="Heading_20_1" text:outline-level="1">5) Risks, improvements, and production checklist (actionable)</text:h>
      <text:h text:style-name="Heading_20_2" text:outline-level="2">5.1 Security &amp; privacy</text:h>
      <text:list xml:id="list495174943" text:style-name="L34">
        <text:list-item>
          <text:p text:style-name="P35">Use <text:span text:style-name="Strong_20_Emphasis">MQTT over TLS</text:span> (mosquitto/EMQX TLS config).</text:p>
        </text:list-item>
        <text:list-item>
          <text:p text:style-name="P35">Enforce <text:span text:style-name="Strong_20_Emphasis">client authentication (username/password or certificates)</text:span>.</text:p>
        </text:list-item>
        <text:list-item>
          <text:p text:style-name="P35">Consider <text:span text:style-name="Strong_20_Emphasis">end-to-end encryption</text:span> for audio if privacy sensitive (AES + key exchange).</text:p>
        </text:list-item>
        <text:list-item>
          <text:p text:style-name="P35">Avoid storing plaintext sensitive fields (hash passwords).</text:p>
        </text:list-item>
      </text:list>
      <text:h text:style-name="Heading_20_2" text:outline-level="2">5.2 Reliability</text:h>
      <text:list xml:id="list4014359602" text:style-name="L35">
        <text:list-item>
          <text:p text:style-name="P36">Keep <text:span text:style-name="Source_20_Text">START</text:span> and <text:span text:style-name="Source_20_Text">END</text:span> messages <text:span text:style-name="Source_20_Text">qos=1</text:span>.</text:p>
        </text:list-item>
        <text:list-item>
          <text:p text:style-name="P36">Keep audio <text:span text:style-name="Source_20_Text">qos=0</text:span>, rely on Opus PLC for loss.</text:p>
        </text:list-item>
        <text:list-item>
          <text:p text:style-name="P36">Use LWT for unexpected disconnect signaling.</text:p>
        </text:list-item>
        <text:list-item>
          <text:p text:style-name="P36">Add server-side supervision to restart processes.</text:p>
        </text:list-item>
      </text:list>
      <text:h text:style-name="Heading_20_2" text:outline-level="2">5.3 Quality improvements</text:h>
      <text:list xml:id="list3644466885" text:style-name="L36">
        <text:list-item>
          <text:p text:style-name="P37"><text:span text:style-name="Strong_20_Emphasis">Add jitter buffer</text:span> at RX (20–60 ms) to smooth arrivals.</text:p>
        </text:list-item>
        <text:list-item>
          <text:p text:style-name="P37"><text:span text:style-name="Strong_20_Emphasis">Implement packet loss metrics</text:span> (seq gap count) and store in <text:span text:style-name="Source_20_Text">call_sessions</text:span>.</text:p>
        </text:list-item>
        <text:list-item>
          <text:p text:style-name="P37">Use <text:span text:style-name="Strong_20_Emphasis">Opus FEC</text:span> for high-loss networks (costs more bytes but recovers).</text:p>
        </text:list-item>
        <text:list-item>
          <text:p text:style-name="P37"><text:soft-page-break/>For ASR accuracy, evaluate sampling rate (upgrade to 16 kHz if needed).</text:p>
        </text:list-item>
      </text:list>
      <text:h text:style-name="Heading_20_2" text:outline-level="2">5.4 Observability &amp; monitoring</text:h>
      <text:list xml:id="list2859098354" text:style-name="L37">
        <text:list-item>
          <text:p text:style-name="P38">Instrument metrics: messages/sec, bytes/sec, CPU, memory, TB writes, failed publishes.</text:p>
        </text:list-item>
        <text:list-item>
          <text:p text:style-name="P38">Use Prometheus exporters for EMQX and Postgres; dashboard in Grafana.</text:p>
        </text:list-item>
        <text:list-item>
          <text:p text:style-name="P38">Log call_sessions and errors for troubleshooting.</text:p>
        </text:list-item>
      </text:list>
      <text:h text:style-name="Heading_20_2" text:outline-level="2">5.5 Scaling recommendations</text:h>
      <text:list xml:id="list979172777" text:style-name="L38">
        <text:list-item>
          <text:p text:style-name="P39">For &lt;200 streams: single Dell with EMQX should be OK (tune broker).</text:p>
        </text:list-item>
        <text:list-item>
          <text:p text:style-name="P39">For 200–500 streams: tune OS networking and EMQX; consider separate DB and object storage.</text:p>
        </text:list-item>
        <text:list-item>
          <text:p text:style-name="P39">For &gt;500–1000 streams: use EMQX cluster + separate recorder nodes + S3 storage.</text:p>
        </text:list-item>
      </text:list>
      <text:p text:style-name="Horizontal_20_Line"/>
      <text:h text:style-name="Heading_20_1" text:outline-level="1">6) Appendices — formulas, code pointers, and checklist</text:h>
      <text:h text:style-name="Heading_20_2" text:outline-level="2">6.1 Key formulas (copyable)</text:h>
      <text:list xml:id="list1141994243" text:style-name="L39">
        <text:list-item>
          <text:p text:style-name="P40"><text:span text:style-name="Source_20_Text">CHUNK = int(SAMPLE_RATE × FRAME_DURATION_MS / 1000)</text:span></text:p>
        </text:list-item>
        <text:list-item>
          <text:p text:style-name="P40"><text:span text:style-name="Source_20_Text">bytes_per_packet_pcm = CHUNK × CHANNELS × BYTES_PER_SAMPLE</text:span></text:p>
        </text:list-item>
        <text:list-item>
          <text:p text:style-name="P40"><text:span text:style-name="Source_20_Text">packets_per_second = SAMPLE_RATE / CHUNK</text:span></text:p>
        </text:list-item>
        <text:list-item>
          <text:p text:style-name="P40"><text:span text:style-name="Source_20_Text">raw_bps = bytes_per_packet_pcm × packets_per_second × 8</text:span></text:p>
        </text:list-item>
        <text:list-item>
          <text:p text:style-name="P40"><text:span text:style-name="Source_20_Text">bytes_per_sec_compressed = BITRATE / 8</text:span></text:p>
        </text:list-item>
        <text:list-item>
          <text:p text:style-name="P40"><text:span text:style-name="Source_20_Text">avg_comp_per_packet = bytes_per_sec_compressed / packets_per_second</text:span></text:p>
        </text:list-item>
        <text:list-item>
          <text:p text:style-name="P40"><text:span text:style-name="Source_20_Text">wire_bytes_packet ≈ header + avg_comp_per_packet + mqtt_overhead</text:span></text:p>
        </text:list-item>
        <text:list-item>
          <text:p text:style-name="P40"><text:span text:style-name="Source_20_Text">max_streams_network ≈ network_bits_per_second / per_stream_bits</text:span></text:p>
        </text:list-item>
        <text:list-item>
          <text:p text:style-name="P40"><text:span text:style-name="Source_20_Text">messages_per_second_total = pps × concurrent_streams</text:span></text:p>
        </text:list-item>
      </text:list>
      <text:h text:style-name="Heading_20_2" text:outline-level="2">6.2 Immediate code changes to improve production-readiness (prioritized)</text:h>
      <text:list xml:id="list177686914" text:style-name="L40">
        <text:list-item>
          <text:p text:style-name="P41">Add jitter buffer on RX: small queue, reorder by <text:span text:style-name="Source_20_Text">SEQ</text:span> and wait up to 20–40 ms for late packets.</text:p>
        </text:list-item>
        <text:list-item>
          <text:p text:style-name="P41"><text:soft-page-break/>Add packet loss counter: store <text:span text:style-name="Source_20_Text">expected_seq = last_seq + 1</text:span>; if <text:span text:style-name="Source_20_Text">seq &gt; expected_seq</text:span> then <text:span text:style-name="Source_20_Text">lost += (seq - expected_seq)</text:span>.</text:p>
        </text:list-item>
        <text:list-item>
          <text:p text:style-name="P41">Use async DB writer (queue); flush every 1–3 s.</text:p>
        </text:list-item>
        <text:list-item>
          <text:p text:style-name="P41">Switch control messages to <text:span text:style-name="Source_20_Text">qos=1</text:span>.</text:p>
        </text:list-item>
        <text:list-item>
          <text:p text:style-name="P41">Add TLS and per-client auth to EMQX.</text:p>
        </text:list-item>
      </text:list>
      <text:h text:style-name="Heading_20_2" text:outline-level="2">6.3 Checklist for your report chapter (copy into thesis)</text:h>
      <text:list xml:id="list2627886440" text:style-name="L41">
        <text:list-item>
          <text:p text:style-name="P42">Architecture diagram (broker, TX devices, RX devices, DB, storage)</text:p>
        </text:list-item>
        <text:list-item>
          <text:p text:style-name="P42">Topic hierarchy table</text:p>
        </text:list-item>
        <text:list-item>
          <text:p text:style-name="P42">Packet format and header explanation</text:p>
        </text:list-item>
        <text:list-item>
          <text:p text:style-name="P42">Signal flow (numbered) with state machines</text:p>
        </text:list-item>
        <text:list-item>
          <text:p text:style-name="P42">Compression explanation (Opus SILK/CELT, parameters chosen, tradeoffs)</text:p>
        </text:list-item>
        <text:list-item>
          <text:p text:style-name="P42">Exact size calculations for sample calls (8kHz/16kbps example)</text:p>
        </text:list-item>
        <text:list-item>
          <text:p text:style-name="P42">Capacity planning table for Dell Vostro 3500 (network vs CPU limits)</text:p>
        </text:list-item>
        <text:list-item>
          <text:p text:style-name="P42">DB schema and retention strategy recommendations</text:p>
        </text:list-item>
        <text:list-item>
          <text:p text:style-name="P42">Security &amp; monitoring plan</text:p>
        </text:list-item>
        <text:list-item>
          <text:p text:style-name="P42">Next steps and experimental plan (benchmark, jitter buffer test, ASR test)</text:p>
        </text:list-item>
      </text:list>
      <text:p text:style-name="Horizontal_20_Line"/>
      <text:h text:style-name="Heading_20_1" text:outline-level="1">Final: which deep expansion next?</text:h>
      <text:p text:style-name="Text_20_body">I can now produce any of these as a next deliverable (pick one):</text:p>
      <text:list xml:id="list1834006767" text:style-name="L42">
        <text:list-item>
          <text:p text:style-name="P43">A 6–10 page Word/LaTeX-ready document with diagrams and the above content formatted and referenced.</text:p>
        </text:list-item>
        <text:list-item>
          <text:p text:style-name="P43">A sequence diagram (text + ASCII or SVG) for the signaling flow.</text:p>
        </text:list-item>
        <text:list-item>
          <text:p text:style-name="P43">A jitter buffer implementation added into RX code (with tests showing reduced drop/jitter).</text:p>
        </text:list-item>
        <text:list-item>
          <text:p text:style-name="P43">An EMQX benchmark script (clients simulator) and instructions to run on your Dell and collect metrics.</text:p>
        </text:list-item>
        <text:list-item>
          <text:p text:style-name="P43">A DB migration SQL + Python helper functions for async insert/update (to replace your synchronous DB calls).</text:p>
        </text:list-item>
      </text:list>
      <text:p text:style-name="Text_20_body">Tell me which one you want <text:span text:style-name="Strong_20_Emphasis">immediately</text:span> and I’ll generate it now (I’ll not ask you to wait — I’ll produce it in this reply)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20:07:04.882476177</meta:creation-date>
    <dc:date>2026-03-09T20:08:53.786230584</dc:date>
    <meta:editing-duration>PT1M49S</meta:editing-duration>
    <meta:editing-cycles>1</meta:editing-cycles>
    <meta:document-statistic meta:table-count="0" meta:image-count="0" meta:object-count="0" meta:page-count="13" meta:paragraph-count="307" meta:word-count="3063" meta:character-count="18911" meta:non-whitespace-character-count="16248"/>
    <meta:generator>LibreOffice/7.3.7.2$Linux_X86_64 LibreOffice_project/30$Build-2</meta:generator>
  </office:meta>
</office:document-meta>
</file>